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A54A3FEC452547F.png" manifest:media-type="image/png"/>
  <manifest:file-entry manifest:full-path="Pictures/100000000000005E0000005E2F98B62F38CF54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style:shrink-to-fit="false" fo:min-height="5.126cm" fo:min-width="10.722cm" fo:padding-top="0.13cm" fo:padding-bottom="0.13cm" fo:padding-left="0.25cm" fo:padding-right="0.25cm" fo:wrap-option="wrap" draw:shadow="visible" draw:shadow-offset-x="0.3cm" draw:shadow-offset-y="0.3cm" draw:shadow-color="#868686" draw:shadow-opacity="100%"/>
      <style:paragraph-properties style:writing-mode="lr-tb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style:shrink-to-fit="false" fo:min-height="3.725cm" fo:min-width="10.042cm" fo:padding-top="0.13cm" fo:padding-bottom="0.13cm" fo:padding-left="0.25cm" fo:padding-right="0.25cm" fo:wrap-option="wrap" draw:shadow="visible" draw:shadow-offset-x="0.3cm" draw:shadow-offset-y="0.3cm" draw:shadow-color="#868686" draw:shadow-opacity="100%"/>
      <style:paragraph-properties style:writing-mode="lr-tb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21cm" svg:height="5.385cm" svg:x="5.019cm" svg:y="10.982cm">
          <text:p text:style-name="P1"><text:span text:style-name="T1">FUMIOT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3" draw:layer="layout" svg:width="10.541cm" svg:height="3.984cm" svg:x="4.683cm" svg:y="3.493cm">
          <text:p text:style-name="P1"><text:span text:style-name="T1">FUMIOT 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3" draw:text-style-name="P4" draw:layer="layout" svg:width="10cm" svg:height="5.001cm" svg:x="5.572cm" svg:y="17.891cm">
          <text:p text:style-name="P1"><text:span text:style-name="T1">Fontwork 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05E0000005E2F98B62F38CF54AD.png" xlink:type="simple" xlink:show="embed" xlink:actuate="onLoad"/>
    <draw:fill-image draw:name="Bitmape_20_2" draw:display-name="Bitmape 2" xlink:href="Pictures/100000000000005E0000005E2A54A3FEC45254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7:53:06.122372075</meta:creation-date>
    <dc:date>2021-04-24T12:52:16.491083172</dc:date>
    <meta:editing-duration>PT4H49M</meta:editing-duration>
    <meta:editing-cycles>1</meta:editing-cycles>
    <meta:document-statistic meta:object-count="3"/>
    <meta:generator>LibreOffice/6.4.7.2$Linux_X86_64 LibreOffice_project/40$Build-2</meta:generator>
  </office:meta>
</office:document-meta>
</file>